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dfe40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l de las siguientes opciones describe mejor la familia de procesadores Intel Core i5?</text:p>
      <text:p text:style-name="P5">a) Enfocada en entusiastas y rendimiento extremo.</text:p>
      <text:p text:style-name="P5">b) Diseñada para usuarios de nivel básico y tareas cotidianas.</text:p>
      <text:p text:style-name="P5">c) Ofrece un equilibrio entre rendimiento y eficiencia energética.</text:p>
      <text:p text:style-name="P5">d) Orientada a estaciones de trabajo y servidores.</text:p>
      <text:p text:style-name="P5"/>
      <text:p text:style-name="P5">¿Cuál de las siguientes tecnologías Intel permite la ejecución de múltiples hilos de instrucciones en cada núcleo físico del procesador?</text:p>
      <text:p text:style-name="P5">a) Hyper-Threading.</text:p>
      <text:p text:style-name="P5">b) Turbo Boost.</text:p>
      <text:p text:style-name="P5">c) Quick Sync.</text:p>
      <text:p text:style-name="P5">d) Multi-Core Enhancement.</text:p>
      <text:p text:style-name="P5"/>
      <text:p text:style-name="P5">En la nomenclatura de procesadores Intel, ¿qué significa la letra "H" al final del número del modelo?</text:p>
      <text:p text:style-name="P5">a) Procesador de sobremesa.</text:p>
      <text:p text:style-name="P5">b) Procesador de alta potencia.</text:p>
      <text:p text:style-name="P5">c) Procesador sin gráficos integrados.</text:p>
      <text:p text:style-name="P5">d) Procesador de bajo rendimiento.</text:p>
      <text:p text:style-name="P5"/>
      <text:p text:style-name="P5">¿Cuál de las siguientes opciones describe mejor la familia de procesadores Intel Core i9?</text:p>
      <text:p text:style-name="P5">a) Diseñada para usuarios de nivel básico y tareas cotidianas.</text:p>
      <text:p text:style-name="P5">b) Enfocada en entusiastas y rendimiento extremo.</text:p>
      <text:p text:style-name="P5">c) Ofrece un equilibrio entre rendimiento y eficiencia energética.</text:p>
      <text:p text:style-name="P5">d) Orientada a estaciones de trabajo y servidores.</text:p>
      <text:p text:style-name="P5"/>
      <text:p text:style-name="P5">¿Cuál de las siguientes tecnologías Intel permite acelerar la codificación y decodificación de video, mejorando el rendimiento en tareas multimedia?</text:p>
      <text:p text:style-name="P5">a) Quick Sync.</text:p>
      <text:p text:style-name="P5">b) Turbo Boost.</text:p>
      <text:p text:style-name="P5">c) Hyper-Threading.</text:p>
      <text:p text:style-name="P5">d) Iris Graphics.</text:p>
      <text:p text:style-name="P5"/>
      <text:p text:style-name="P5">En la nomenclatura de los procesadores Intel Core i7, ¿qué indica la presencia de la letra "U" al final del número del modelo?</text:p>
      <text:p text:style-name="P5">a) Procesador de sobremesa.</text:p>
      <text:p text:style-name="P5">b) Procesador ultrabaja potencia.</text:p>
      <text:p text:style-name="P5">c) Procesador de baja potencia.</text:p>
      <text:p text:style-name="P5">d) Procesador con gráficos Iris.</text:p>
      <text:p text:style-name="P5"/>
      <text:p text:style-name="P5">¿Qué tecnología Intel permite a los procesadores integrar gráficos de alta calidad directamente en el mismo chip que la CPU?</text:p>
      <text:p text:style-name="P5">a) Quick Sync.</text:p>
      <text:p text:style-name="P5"><text:soft-page-break/>b) Turbo Boost.</text:p>
      <text:p text:style-name="P5">c) Hyper-Threading.</text:p>
      <text:p text:style-name="P5">d) Iris Graphics.</text:p>
      <text:p text:style-name="P5"/>
      <text:p text:style-name="P5">¿Cuál de las siguientes opciones describe mejor la familia de procesadores Intel Core i5?</text:p>
      <text:p text:style-name="P5">a) Enfocada en entusiastas y rendimiento extremo.</text:p>
      <text:p text:style-name="P5">b) Diseñada para usuarios de nivel básico y tareas cotidianas.</text:p>
      <text:p text:style-name="P5">c) Ofrece un equilibrio entre rendimiento y eficiencia energética.</text:p>
      <text:p text:style-name="P5">d) Orientada a estaciones de trabajo y servidores.</text:p>
      <text:p text:style-name="P5"/>
      <text:p text:style-name="P5">¿Cuál de las siguientes tecnologías Intel permite acelerar la codificación y decodificación de video, mejorando el rendimiento en tareas multimedia?</text:p>
      <text:p text:style-name="P5">a) Quick Sync.</text:p>
      <text:p text:style-name="P5">b) Turbo Boost.</text:p>
      <text:p text:style-name="P5">c) Hyper-Threading.</text:p>
      <text:p text:style-name="P5">d) Iris Graphics.</text:p>
      <text:p text:style-name="P5"/>
      <text:p text:style-name="P5">En la nomenclatura de los procesadores Intel Core i7, ¿qué indica la presencia de la letra "K" al final del número del modelo?</text:p>
      <text:p text:style-name="P5">a) Procesador de sobremesa.</text:p>
      <text:p text:style-name="P5">b) Procesador con gráficos Iris.</text:p>
      <text:p text:style-name="P5">c) Procesador desbloqueado para overclocking.</text:p>
      <text:p text:style-name="P5">d) Procesador de baja potencia.</text:p>
      <text:p text:style-name="P5"/>
      <text:p text:style-name="P5">¿Cuál es el propósito principal de la tecnología Intel Turbo Boost?</text:p>
      <text:p text:style-name="P5">a) Mejorar la eficiencia energética del procesador.</text:p>
      <text:p text:style-name="P5">b) Aumentar la frecuencia del reloj del procesador cuando sea necesario.</text:p>
      <text:p text:style-name="P5">c) Optimizar el rendimiento de la memoria caché.</text:p>
      <text:p text:style-name="P5">d) Controlar la temperatura del procesador.</text:p>
      <text:p text:style-name="P5"/>
      <text:p text:style-name="P5">En la nomenclatura de procesadores Intel, ¿qué significa la letra "F" al final del número del modelo?</text:p>
      <text:p text:style-name="P5">a) Procesador con gráficos integrados.</text:p>
      <text:p text:style-name="P5">b) Procesador de bajo consumo.</text:p>
      <text:p text:style-name="P5">c) Procesador sin gráficos integrados.</text:p>
      <text:p text:style-name="P5">d) Procesador de bajo rendimiento.</text:p>
      <text:p text:style-name="P5"/>
      <text:p text:style-name="P5">¿Cuál de las siguientes opciones describe mejor la familia de procesadores Intel Core i3?</text:p>
      <text:p text:style-name="P5">a) Enfocada en entusiastas y rendimiento extremo.</text:p>
      <text:p text:style-name="P5">b) Diseñada para usuarios de nivel básico y tareas cotidianas.</text:p>
      <text:p text:style-name="P5">c) Ofrece un equilibrio entre rendimiento y eficiencia energética.</text:p>
      <text:p text:style-name="P5">d) Orientada a estaciones de trabajo y servidores.</text:p>
      <text:p text:style-name="P5"/>
      <text:p text:style-name="P5">En la nomenclatura de procesadores Intel, ¿qué significa la letra "H" al final del número del modelo?</text:p>
      <text:p text:style-name="P5">a) Procesador de sobremesa.</text:p>
      <text:p text:style-name="P5">b) Procesador de alta potencia.</text:p>
      <text:p text:style-name="P5"><text:soft-page-break/>c) Procesador sin gráficos integrados.</text:p>
      <text:p text:style-name="P5">d) Procesador de bajo rendimiento.</text:p>
      <text:p text:style-name="P5"/>
      <text:p text:style-name="P5">¿Cuál es la nomenclatura típica de los procesadores Intel de la serie Core i3?</text:p>
      <text:p text:style-name="P5">a) i3-3XXX.</text:p>
      <text:p text:style-name="P5">b) i3-5XXX.</text:p>
      <text:p text:style-name="P5">c) i3-7XXX.</text:p>
      <text:p text:style-name="P5">d) i3-9XXX.</text:p>
      <text:p text:style-name="P5"/>
      <text:p text:style-name="P5">¿Qué tecnología de Hyper-Threading está presente en algunos procesadores Intel para mejorar el rendimiento al permitir que cada núcleo ejecute dos hilos de instrucciones simultáneamente?</text:p>
      <text:p text:style-name="P5">a) Turbo Boost.</text:p>
      <text:p text:style-name="P5">b) Quick Sync.</text:p>
      <text:p text:style-name="P5">c) Hyper-Threading.</text:p>
      <text:p text:style-name="P5">d) Multi-Core Enhancement.</text:p>
      <text:p text:style-name="P5"/>
      <text:p text:style-name="P5">¿Cuál de las siguientes familias de procesadores AMD está diseñada para ofrecer un alto rendimiento en tareas de escritorio y multimedia, con núcleos de CPU y GPU integrados?</text:p>
      <text:p text:style-name="P5">a) Ryzen Threadripper.</text:p>
      <text:p text:style-name="P5">b) Ryzen 9.</text:p>
      <text:p text:style-name="P5">c) Ryzen 5.</text:p>
      <text:p text:style-name="P5">d) Ryzen G.</text:p>
      <text:p text:style-name="P5"/>
      <text:p text:style-name="P5">¿Cuál es la nomenclatura utilizada para los procesadores AMD Ryzen de tercera generación?</text:p>
      <text:p text:style-name="P5">a) Ryzen 1000.</text:p>
      <text:p text:style-name="P5">b) Ryzen 2000.</text:p>
      <text:p text:style-name="P5">c) Ryzen 3000.</text:p>
      <text:p text:style-name="P5">d) Ryzen 4000.</text:p>
      <text:p text:style-name="P5"/>
      <text:p text:style-name="P5">¿Cuál de las siguientes características se asocia comúnmente con los procesadores AMD Ryzen con la letra "G" al final de su nombre?</text:p>
      <text:p text:style-name="P5">a) Núcleos de GPU integrados.</text:p>
      <text:p text:style-name="P5">b) Arquitectura de 64 bits.</text:p>
      <text:p text:style-name="P5">c) Tecnología de overclocking.</text:p>
      <text:p text:style-name="P5">d) Núcleos de GPU dedicados.</text:p>
      <text:p text:style-name="P5"/>
      <text:p text:style-name="P5">¿Cuál es el nombre de la arquitectura de procesadores AMD que sucedió a la arquitectura Bulldozer?</text:p>
      <text:p text:style-name="P5">a) Ryzen.</text:p>
      <text:p text:style-name="P5">b) Piledriver.</text:p>
      <text:p text:style-name="P5">c) Zen.</text:p>
      <text:p text:style-name="P5">d) Excavator.</text:p>
      <text:p text:style-name="P5"/>
      <text:p text:style-name="P5">¿Qué serie de procesadores AMD está orientada principalmente a entornos de servidores y estaciones de trabajo de alto rendimiento?</text:p>
      <text:p text:style-name="P5">a) Ryzen.</text:p>
      <text:p text:style-name="P5">b) EPYC.</text:p>
      <text:p text:style-name="P5"><text:soft-page-break/>c) Athlon.</text:p>
      <text:p text:style-name="P5">d) A-Series.</text:p>
      <text:p text:style-name="P5"/>
      <text:p text:style-name="P5">¿Cuál es la nomenclatura utilizada para los procesadores AMD de la serie de alto rendimiento para escritorio que cuenta con hasta 16 núcleos y 32 hilos?</text:p>
      <text:p text:style-name="P5">a) Ryzen 7.</text:p>
      <text:p text:style-name="P5">b) Ryzen 9.</text:p>
      <text:p text:style-name="P5">c) Ryzen Threadripper.</text:p>
      <text:p text:style-name="P5">d) Athlon.</text:p>
      <text:p text:style-name="P5"/>
      <text:p text:style-name="P5">¿Cuál es la principal ventaja de la arquitectura Zen de AMD en términos de rendimiento y eficiencia energética?</text:p>
      <text:p text:style-name="P5">a) Núcleos de GPU integrados.</text:p>
      <text:p text:style-name="P5">b) Mayor frecuencia de reloj.</text:p>
      <text:p text:style-name="P5">c) Mayor cantidad de núcleos por procesador.</text:p>
      <text:p text:style-name="P5">d) Mejora en la IPC (instrucciones por ciclo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5:59.912986790</dc:date>
    <meta:editing-duration>PT7H33M27S</meta:editing-duration>
    <meta:editing-cycles>23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20" meta:word-count="896" meta:character-count="5661" meta:non-whitespace-character-count="4883"/>
  </office:meta>
</office:document-meta>
</file>